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>
            <text:p>n_estimators</text:p>
          </table:table-cell>
          <table:table-cell office:value-type="string">
            <text:p>learning_rate</text:p>
          </table:table-cell>
          <table:table-cell office:value-type="string">
            <text:p>succes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,9</text:p>
          </table:table-cell>
          <table:table-cell office:value-type="float" office:value="72.5">
            <text:p>7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68.5">
            <text:p>68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62.5">
            <text:p>62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8">
            <text:p>0,8</text:p>
          </table:table-cell>
          <table:table-cell office:value-type="float" office:value="59.5">
            <text:p>59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">
            <text:p>0,9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55.5">
            <text:p>55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">
            <text:p>0,1</text:p>
          </table:table-cell>
          <table:table-cell office:value-type="float" office:value="55.5">
            <text:p>55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55.5">
            <text:p>55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55.5">
            <text:p>55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55.5">
            <text:p>55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55.5">
            <text:p>55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">
            <text:p>0,1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53.5">
            <text:p>53,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">
            <text:p>0,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">
            <text:p>0,2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">
            <text:p>0,2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">
            <text:p>0,2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2">
            <text:p>0,2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">
            <text:p>0,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">
            <text:p>0,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1">
            <text:p>0,1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1">
            <text:p>0,1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1">
            <text:p>0,1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">
            <text:p>0,1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">
            <text:p>0,1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1">
            <text:p>0,1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1">
            <text:p>0,1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1">
            <text:p>0,1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2">
            <text:p>0,2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">
            <text:p>0,2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2">
            <text:p>0,2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office:value-type="float" office:value="50.5">
            <text:p>50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">
            <text:p>0,9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1">
            <text:p>0,1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1">
            <text:p>0,1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1">
            <text:p>0,1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">
            <text:p>0,1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1">
            <text:p>0,1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1">
            <text:p>0,1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1">
            <text:p>0,1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1">
            <text:p>0,1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1">
            <text:p>0,1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">
            <text:p>0,2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2">
            <text:p>0,2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">
            <text:p>0,2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2">
            <text:p>0,2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,3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">
            <text:p>0,7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48.5">
            <text:p>48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1">
            <text:p>0,1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1">
            <text:p>0,1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1">
            <text:p>0,1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1">
            <text:p>0,1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,3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47.5">
            <text:p>47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47.5">
            <text:p>47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47.5">
            <text:p>47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47.5">
            <text:p>47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46.5">
            <text:p>46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46.5">
            <text:p>46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office:value-type="float" office:value="45.5">
            <text:p>45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">
            <text:p>0,2</text:p>
          </table:table-cell>
          <table:table-cell office:value-type="float" office:value="45.5">
            <text:p>45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2">
            <text:p>0,2</text:p>
          </table:table-cell>
          <table:table-cell office:value-type="float" office:value="45.5">
            <text:p>45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">
            <text:p>0,2</text:p>
          </table:table-cell>
          <table:table-cell office:value-type="float" office:value="45.5">
            <text:p>45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4">
            <text:p>0,4</text:p>
          </table:table-cell>
          <table:table-cell office:value-type="float" office:value="45.5">
            <text:p>45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">
            <text:p>0,2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2">
            <text:p>0,2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">
            <text:p>0,4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,4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7">
            <text:p>0,7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7">
            <text:p>0,7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">
            <text:p>0,2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43.5">
            <text:p>43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  <table:table-cell office:value-type="float" office:value="43.5">
            <text:p>43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43.5">
            <text:p>43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1">
            <text:p>0,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2">
            <text:p>0,2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2">
            <text:p>0,2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">
            <text:p>0,9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">
            <text:p>0,1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">
            <text:p>0,1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1">
            <text:p>0,1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1">
            <text:p>0,1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1">
            <text:p>0,1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">
            <text:p>0,2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2">
            <text:p>0,2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4">
            <text:p>0,4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">
            <text:p>0,6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6">
            <text:p>0,6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41.5">
            <text:p>41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  <table:table-cell office:value-type="float" office:value="40.5">
            <text:p>40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9">
            <text:p>0,9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9">
            <text:p>0,9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">
            <text:p>0,9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8">
            <text:p>0,8</text:p>
          </table:table-cell>
          <table:table-cell office:value-type="float" office:value="39.5">
            <text:p>39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">
            <text:p>0,8</text:p>
          </table:table-cell>
          <table:table-cell office:value-type="float" office:value="39.5">
            <text:p>39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">
            <text:p>0,9</text:p>
          </table:table-cell>
          <table:table-cell office:value-type="float" office:value="39.5">
            <text:p>39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9">
            <text:p>0,9</text:p>
          </table:table-cell>
          <table:table-cell office:value-type="float" office:value="39.5">
            <text:p>39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">
            <text:p>0,9</text:p>
          </table:table-cell>
          <table:table-cell office:value-type="float" office:value="39.5">
            <text:p>39,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9">
            <text:p>0,9</text:p>
          </table:table-cell>
          <table:table-cell office:value-type="float" office:value="39.5">
            <text:p>39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9">
            <text:p>0,9</text:p>
          </table:table-cell>
          <table:table-cell office:value-type="float" office:value="39.5">
            <text:p>39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9">
            <text:p>0,9</text:p>
          </table:table-cell>
          <table:table-cell office:value-type="float" office:value="39.5">
            <text:p>39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1">
            <text:p>0,1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">
            <text:p>0,1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1">
            <text:p>0,1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1">
            <text:p>0,1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1">
            <text:p>0,1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">
            <text:p>0,3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">
            <text:p>0,3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">
            <text:p>0,4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">
            <text:p>0,6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">
            <text:p>0,7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8">
            <text:p>0,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9">
            <text:p>0,9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9">
            <text:p>0,9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9">
            <text:p>0,9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9">
            <text:p>0,9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2">
            <text:p>0,2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2">
            <text:p>0,2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2">
            <text:p>0,2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">
            <text:p>0,4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">
            <text:p>0,6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6">
            <text:p>0,6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6">
            <text:p>0,6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6">
            <text:p>0,6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6">
            <text:p>0,6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">
            <text:p>0,6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6">
            <text:p>0,6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">
            <text:p>0,7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">
            <text:p>0,7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7">
            <text:p>0,7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8">
            <text:p>0,8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">
            <text:p>0,9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">
            <text:p>0,9</text:p>
          </table:table-cell>
          <table:table-cell office:value-type="float" office:value="38.5">
            <text:p>38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">
            <text:p>0,1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1">
            <text:p>0,1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">
            <text:p>0,3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">
            <text:p>0,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,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,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">
            <text:p>0,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4">
            <text:p>0,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4">
            <text:p>0,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">
            <text:p>0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5">
            <text:p>0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6">
            <text:p>0,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7">
            <text:p>0,7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7">
            <text:p>0,7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">
            <text:p>0,7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">
            <text:p>0,7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7">
            <text:p>0,7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7">
            <text:p>0,7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8">
            <text:p>0,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">
            <text:p>0,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">
            <text:p>0,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">
            <text:p>0,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">
            <text:p>0,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">
            <text:p>0,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">
            <text:p>0,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">
            <text:p>0,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9">
            <text:p>0,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">
            <text:p>0,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1">
            <text:p>0,1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4">
            <text:p>0,4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,5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5">
            <text:p>0,5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">
            <text:p>0,7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8">
            <text:p>0,8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">
            <text:p>0,9</text:p>
          </table:table-cell>
          <table:table-cell office:value-type="float" office:value="37.5">
            <text:p>3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1">
            <text:p>0,1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4">
            <text:p>0,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4">
            <text:p>0,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">
            <text:p>0,6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7">
            <text:p>0,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8">
            <text:p>0,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8">
            <text:p>0,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">
            <text:p>0,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">
            <text:p>0,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8">
            <text:p>0,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8">
            <text:p>0,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8">
            <text:p>0,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">
            <text:p>0,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">
            <text:p>0,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">
            <text:p>0,7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">
            <text:p>0,7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">
            <text:p>0,7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7">
            <text:p>0,7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7">
            <text:p>0,7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">
            <text:p>0,8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">
            <text:p>0,9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">
            <text:p>0,9</text:p>
          </table:table-cell>
          <table:table-cell office:value-type="float" office:value="36.5">
            <text:p>36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5">
            <text:p>0,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5">
            <text:p>0,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5">
            <text:p>0,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5">
            <text:p>0,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5">
            <text:p>0,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5">
            <text:p>0,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5">
            <text:p>0,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7">
            <text:p>0,7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9">
            <text:p>0,9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,5</text:p>
          </table:table-cell>
          <table:table-cell office:value-type="float" office:value="35.5">
            <text:p>35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35.5">
            <text:p>35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5">
            <text:p>0,5</text:p>
          </table:table-cell>
          <table:table-cell office:value-type="float" office:value="35.5">
            <text:p>35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office:value-type="float" office:value="35.5">
            <text:p>35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 office:value-type="float" office:value="35.5">
            <text:p>35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5">
            <text:p>0,5</text:p>
          </table:table-cell>
          <table:table-cell office:value-type="float" office:value="35.5">
            <text:p>35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5">
            <text:p>0,5</text:p>
          </table:table-cell>
          <table:table-cell office:value-type="float" office:value="35.5">
            <text:p>35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5">
            <text:p>0,5</text:p>
          </table:table-cell>
          <table:table-cell office:value-type="float" office:value="35.5">
            <text:p>35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office:value-type="float" office:value="35.5">
            <text:p>35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7">
            <text:p>0,7</text:p>
          </table:table-cell>
          <table:table-cell office:value-type="float" office:value="35.5">
            <text:p>35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">
            <text:p>0,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1">
            <text:p>0,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1">
            <text:p>0,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1">
            <text:p>0,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1">
            <text:p>0,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1">
            <text:p>0,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1">
            <text:p>0,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1">
            <text:p>0,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">
            <text:p>0,3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">
            <text:p>0,7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34.5">
            <text:p>34,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34.5">
            <text:p>34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34.5">
            <text:p>34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2">
            <text:p>0,2</text:p>
          </table:table-cell>
          <table:table-cell office:value-type="float" office:value="34.5">
            <text:p>34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2">
            <text:p>0,2</text:p>
          </table:table-cell>
          <table:table-cell office:value-type="float" office:value="34.5">
            <text:p>34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2">
            <text:p>0,2</text:p>
          </table:table-cell>
          <table:table-cell office:value-type="float" office:value="34.5">
            <text:p>34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2">
            <text:p>0,2</text:p>
          </table:table-cell>
          <table:table-cell office:value-type="float" office:value="34.5">
            <text:p>34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2">
            <text:p>0,2</text:p>
          </table:table-cell>
          <table:table-cell office:value-type="float" office:value="34.5">
            <text:p>34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3">
            <text:p>0,3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4">
            <text:p>0,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5">
            <text:p>0,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6">
            <text:p>0,6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6">
            <text:p>0,6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">
            <text:p>0,6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6">
            <text:p>0,6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6">
            <text:p>0,6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6">
            <text:p>0,6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6">
            <text:p>0,6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6">
            <text:p>0,6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">
            <text:p>0,8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8">
            <text:p>0,8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8">
            <text:p>0,8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8">
            <text:p>0,8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8">
            <text:p>0,8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">
            <text:p>0,8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9">
            <text:p>0,9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">
            <text:p>0,9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9">
            <text:p>0,9</text:p>
          </table:table-cell>
          <table:table-cell office:value-type="float" office:value="33.5">
            <text:p>33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2">
            <text:p>0,2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2">
            <text:p>0,2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3">
            <text:p>0,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3">
            <text:p>0,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3">
            <text:p>0,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3">
            <text:p>0,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">
            <text:p>0,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3">
            <text:p>0,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,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3">
            <text:p>0,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3">
            <text:p>0,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4">
            <text:p>0,4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6">
            <text:p>0,6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6">
            <text:p>0,6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">
            <text:p>0,9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9">
            <text:p>0,9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2">
            <text:p>0,2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2">
            <text:p>0,2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2">
            <text:p>0,2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2">
            <text:p>0,2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2">
            <text:p>0,2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2">
            <text:p>0,2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4">
            <text:p>0,4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4">
            <text:p>0,4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4">
            <text:p>0,4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4">
            <text:p>0,4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4">
            <text:p>0,4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,5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">
            <text:p>0,5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5">
            <text:p>0,5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,5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,5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">
            <text:p>0,5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">
            <text:p>0,5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7">
            <text:p>0,7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7">
            <text:p>0,7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">
            <text:p>0,7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7">
            <text:p>0,7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9">
            <text:p>0,9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9">
            <text:p>0,9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9">
            <text:p>0,9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">
            <text:p>0,9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">
            <text:p>0,9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3">
            <text:p>0,3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7">
            <text:p>0,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7">
            <text:p>0,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7">
            <text:p>0,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7">
            <text:p>0,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7">
            <text:p>0,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7">
            <text:p>0,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">
            <text:p>0,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9">
            <text:p>0,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">
            <text:p>0,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9">
            <text:p>0,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9">
            <text:p>0,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3">
            <text:p>0,3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3">
            <text:p>0,3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3">
            <text:p>0,3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3">
            <text:p>0,3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3">
            <text:p>0,3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3">
            <text:p>0,3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3">
            <text:p>0,3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3">
            <text:p>0,3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3">
            <text:p>0,3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4">
            <text:p>0,4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5">
            <text:p>0,5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6">
            <text:p>0,6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9">
            <text:p>0,9</text:p>
          </table:table-cell>
          <table:table-cell office:value-type="float" office:value="31.5">
            <text:p>31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3">
            <text:p>0,3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4">
            <text:p>0,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6">
            <text:p>0,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">
            <text:p>0,9</text:p>
          </table:table-cell>
          <table:table-cell office:value-type="float" office:value="30.5">
            <text:p>30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office:value-type="float" office:value="30.5">
            <text:p>30,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">
            <text:p>0,9</text:p>
          </table:table-cell>
          <table:table-cell office:value-type="float" office:value="30.5">
            <text:p>30,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">
            <text:p>0,9</text:p>
          </table:table-cell>
          <table:table-cell office:value-type="float" office:value="30.5">
            <text:p>30,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">
            <text:p>0,9</text:p>
          </table:table-cell>
          <table:table-cell office:value-type="float" office:value="30.5">
            <text:p>30,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30.5">
            <text:p>30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">
            <text:p>0,9</text:p>
          </table:table-cell>
          <table:table-cell office:value-type="float" office:value="30.5">
            <text:p>30,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">
            <text:p>0,9</text:p>
          </table:table-cell>
          <table:table-cell office:value-type="float" office:value="30.5">
            <text:p>30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27">
            <text:p>27</text:p>
          </table:table-cell>
        </table:table-row>
      </table:table>
      <table:database-ranges>
        <table:database-range table:target-range-address="Tabelle1.A2:Tabelle1.AMJ1048576" table:contains-header="false">
          <table:sort>
            <table:sort-by table:field-number="2" table:order="descending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8.02.2014</text:date>, <text:time>17:16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6:09:21.818000000</meta:creation-date>
    <dc:date>2014-02-08T17:16:00</dc:date>
    <meta:editing-duration>PT2M24S</meta:editing-duration>
    <meta:editing-cycles>2</meta:editing-cycles>
    <meta:generator>OpenOffice/4.0.1$Unix OpenOffice.org_project/401m5$Build-9714</meta:generator>
    <dc:creator>Matthias Volland</dc:creator>
    <meta:document-statistic meta:table-count="1" meta:cell-count="2676" meta:object-count="0"/>
  </office:meta>
</office:document-meta>
</file>